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 style:direction="ltr"/>
    </style:style>
    <style:style style:name="T1" style:family="text">
      <style:text-properties fo:color="#ff3333"/>
    </style:style>
  </office:automatic-styles>
  <office:body>
    <office:spreadsheet>
      <table:table table:name="Sheet1" table:style-name="ta1" table:print="false">
        <table:table-column table:style-name="co3" table:number-columns-repeated="1024" table:default-cell-style-name="ce1"/>
        <table:table-row table:style-name="ro3">
          <table:table-cell office:value-type="string">
            <text:p>Standard Head</text:p>
          </table:table-cell>
          <table:table-cell office:value-type="string">
            <text:p>Standard Torso:A1+29+57</text:p>
          </table:table-cell>
          <table:table-cell office:value-type="string">
            <text:p>Type 1 Eyes:A1+23+33</text:p>
          </table:table-cell>
          <table:table-cell office:value-type="string">
            <text:p>Standard Arms:B1-2+3;D1-2+8(special)</text:p>
          </table:table-cell>
          <table:table-cell office:value-type="string">
            <text:p>Standard Pelvis:B1-2+32</text:p>
          </table:table-cell>
          <table:table-cell office:value-type="string">
            <text:p>Standard Legs:E1+0+20</text:p>
          </table:table-cell>
          <table:table-cell office:value-type="string">
            <text:p>Iman Hair Top:A1</text:p>
          </table:table-cell>
          <table:table-cell office:value-type="string">
            <text:p>Iman Hair Bottom:G1</text:p>
          </table:table-cell>
          <table:table-cell office:value-type="string">
            <text:p>Noticeable Bust:B1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Type 2 Eyes:C1+6-2</text:p>
          </table:table-cell>
          <table:table-cell/>
          <table:table-cell office:value-type="string">
            <text:p>Slime Pelvis:B1-21+26</text:p>
          </table:table-cell>
          <table:table-cell office:value-type="string">
            <text:p>Centaur Body:<text:span text:style-name="T1">E1-19+6</text:span>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Type 3 Eyes:C1+7+1</text:p>
          </table:table-cell>
          <table:table-cell table:number-columns-repeated="2"/>
          <table:table-cell office:value-type="string">
            <text:p>Drider Body:E1-32+7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Type 4 Eyes:C1+16+1</text:p>
          </table:table-cell>
          <table:table-cell table:number-columns-repeated="2"/>
          <table:table-cell office:value-type="string">
            <text:p>Lamia Body:E1-16+21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2" office:value-type="string">
            <text:p>Type 5 Eyes:C1+2+2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Type 6 Eyes:C1+2+1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Type 7 Eyes:C1-1-7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Type 8 Eyes:C1+5+1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Type 9 Eyes:C1+2+2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Type 10 Eyes:C1+6-3</text:p>
          </table:table-cell>
          <table:table-cell table:number-columns-repeated="1021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4">08/04/2017</text:date>, <text:time>22:57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ua Frisby</meta:initial-creator>
    <meta:creation-date>2017-06-24T03:41:22.63</meta:creation-date>
    <dc:date>2017-08-04T22:57:56.17</dc:date>
    <dc:creator>Joshua Frisby</dc:creator>
    <meta:editing-duration>P5DT18H54M44S</meta:editing-duration>
    <meta:editing-cycles>7</meta:editing-cycles>
    <meta:generator>OpenOffice/4.0.1$Win32 OpenOffice.org_project/401m5$Build-9714</meta:generator>
    <meta:document-statistic meta:table-count="3" meta:cell-count="22" meta:object-count="0"/>
  </office:meta>
</office:document-meta>
</file>